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9430000012E0000012952188E6F19832B7A.svg" manifest:media-type="image/svg+xml"/>
  <manifest:file-entry manifest:full-path="Pictures/100002010000000C0000000CAF4468AADF0A100F.png" manifest:media-type="image/png"/>
  <manifest:file-entry manifest:full-path="Pictures/100002010000000C0000000CB99027FFA34951A3.png" manifest:media-type="image/png"/>
  <manifest:file-entry manifest:full-path="Pictures/10000A020000011F000001299437796FCD8826E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4.25cm" fo:min-width="1.2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5cm" fo:min-width="0.37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Arrow_20_Line">
      <style:graphic-properties draw:textarea-vertical-align="middle"/>
      <style:paragraph-properties style:writing-mode="lr-tb"/>
    </style:style>
    <style:style style:name="gr6" style:family="graphic" style:parent-style-name="Arrow_20_Line" style:list-style-name="L1">
      <style:graphic-properties draw:textarea-vertical-align="middle" draw:line-distance="3.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06cm" svg:y1="2.3cm" svg:x2="14.36cm" svg:y2="2.3cm">
          <text:p text:style-name="P3"/>
        </draw:line>
        <draw:line draw:style-name="gr1" draw:text-style-name="P1" draw:layer="layout" svg:x1="3.06cm" svg:y1="2.627cm" svg:x2="14.36cm" svg:y2="2.627cm">
          <text:p text:style-name="P3"/>
        </draw:line>
        <draw:line draw:style-name="gr1" draw:text-style-name="P1" draw:layer="layout" svg:x1="3.06cm" svg:y1="2.954cm" svg:x2="14.36cm" svg:y2="2.954cm">
          <text:p text:style-name="P3"/>
        </draw:line>
        <draw:line draw:style-name="gr1" draw:text-style-name="P1" draw:layer="layout" svg:x1="3.06cm" svg:y1="3.281cm" svg:x2="14.36cm" svg:y2="3.281cm">
          <text:p text:style-name="P3"/>
        </draw:line>
        <draw:line draw:style-name="gr1" draw:text-style-name="P1" draw:layer="layout" svg:x1="3.06cm" svg:y1="3.608cm" svg:x2="14.36cm" svg:y2="3.608cm">
          <text:p text:style-name="P3"/>
        </draw:line>
        <draw:line draw:style-name="gr1" draw:text-style-name="P1" draw:layer="layout" svg:x1="3.06cm" svg:y1="3.935cm" svg:x2="14.36cm" svg:y2="3.935cm">
          <text:p text:style-name="P3"/>
        </draw:line>
        <draw:line draw:style-name="gr1" draw:text-style-name="P1" draw:layer="layout" svg:x1="3.16cm" svg:y1="4.262cm" svg:x2="14.46cm" svg:y2="4.262cm">
          <text:p text:style-name="P3"/>
        </draw:line>
        <draw:line draw:style-name="gr1" draw:text-style-name="P1" draw:layer="layout" svg:x1="3.06cm" svg:y1="4.589cm" svg:x2="14.36cm" svg:y2="4.589cm">
          <text:p text:style-name="P3"/>
        </draw:line>
        <draw:line draw:style-name="gr1" draw:text-style-name="P1" draw:layer="layout" svg:x1="3.06cm" svg:y1="4.916cm" svg:x2="14.36cm" svg:y2="4.916cm">
          <text:p text:style-name="P3"/>
        </draw:line>
        <draw:line draw:style-name="gr1" draw:text-style-name="P1" draw:layer="layout" svg:x1="3.06cm" svg:y1="5.243cm" svg:x2="14.36cm" svg:y2="5.243cm">
          <text:p text:style-name="P3"/>
        </draw:line>
        <draw:line draw:style-name="gr1" draw:text-style-name="P1" draw:layer="layout" svg:x1="3.06cm" svg:y1="5.57cm" svg:x2="14.36cm" svg:y2="5.57cm">
          <text:p text:style-name="P3"/>
        </draw:line>
        <draw:line draw:style-name="gr1" draw:text-style-name="P1" draw:layer="layout" svg:x1="3.06cm" svg:y1="5.897cm" svg:x2="14.36cm" svg:y2="5.897cm">
          <text:p text:style-name="P3"/>
        </draw:line>
        <draw:custom-shape draw:style-name="gr2" draw:text-style-name="P2" draw:layer="layout" svg:width="1.7cm" svg:height="4.5cm" svg:x="1.86cm" svg:y="1.8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5.199cm" svg:height="4.499cm" svg:x="10.86cm" svg:y="1.8cm" svg:viewBox="0 0 5200 4500" draw:points="3500,4500 0,0 5200,0 5200,4500">
          <text:p/>
        </draw:polygon>
        <draw:custom-shape draw:style-name="gr3" draw:text-style-name="P2" draw:layer="layout" svg:width="1cm" svg:height="1cm" svg:x="0.4cm" svg:y="3.5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1cm" svg:height="1cm" svg:x="16.46cm" svg:y="3.541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svg:title>TexMaths</svg:title>
          <svg:desc>28§display§\ell_0§svg§600§FALSE§</svg:desc>
          <draw:frame draw:style-name="gr4" draw:text-style-name="P3" draw:layer="layout" svg:width="0.801cm" svg:height="0.829cm" svg:x="6.835cm" svg:y="0.183cm">
            <draw:image xlink:href="Pictures/10000A020000011F000001299437796FCD8826E5.svg" xlink:type="simple" xlink:show="embed" xlink:actuate="onLoad" draw:mime-type="image/svg+xml">
              <text:p/>
            </draw:image>
            <draw:image xlink:href="Pictures/100002010000000C0000000CAF4468AADF0A100F.png" xlink:type="simple" xlink:show="embed" xlink:actuate="onLoad" draw:mime-type="image/png"/>
          </draw:frame>
        </draw:g>
        <draw:measure draw:style-name="gr5" draw:text-style-name="P3" draw:layer="measurelines" svg:x1="3.56cm" svg:y1="2cm" svg:x2="11.26cm" svg:y2="2cm">
          <text:p text:style-name="P4"/>
        </draw:measure>
        <draw:measure draw:style-name="gr6" draw:text-style-name="P4" draw:layer="measurelines" svg:x1="14cm" svg:y1="4.1cm" svg:x2="3.56cm" svg:y2="4.1cm">
          <text:p text:style-name="P4"/>
        </draw:measure>
        <draw:g>
          <svg:title>TexMaths</svg:title>
          <svg:desc>28§display§\ell_\mathrm{u}§svg§600§FALSE§</svg:desc>
          <draw:frame draw:style-name="gr4" draw:text-style-name="P3" draw:layer="layout" svg:width="0.843cm" svg:height="0.829cm" svg:x="8.437cm" svg:y="6.386cm">
            <draw:image xlink:href="Pictures/100009430000012E0000012952188E6F19832B7A.svg" xlink:type="simple" xlink:show="embed" xlink:actuate="onLoad" draw:mime-type="image/svg+xml">
              <text:p/>
            </draw:image>
            <draw:image xlink:href="Pictures/100002010000000C0000000CB99027FFA34951A3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Rostislav Chudoba</meta:initial-creator>
    <meta:creation-date>2021-06-01T16:06:05.711737424</meta:creation-date>
    <dc:date>2021-06-01T17:20:27.405563348</dc:date>
    <dc:creator>Rostislav Chudoba</dc:creator>
    <meta:editing-duration>PT1H3M29S</meta:editing-duration>
    <meta:editing-cycles>4</meta:editing-cycles>
    <meta:generator>LibreOffice/7.1.3.2$Linux_X86_64 LibreOffice_project/10$Build-2</meta:generator>
    <meta:document-statistic meta:object-count="22"/>
  </office:meta>
</office:document-meta>
</file>